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4.1cm"/>
    </style:style>
    <style:style style:name="gr2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13.5cm"/>
    </style:style>
    <style:style style:name="gr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25cm" fo:min-width="13.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6.15cm" fo:min-width="10.6cm"/>
    </style:style>
    <style:style style:name="gr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5cm" fo:min-width="6cm"/>
    </style:style>
    <style:style style:name="gr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34cm" fo:min-width="6cm"/>
    </style:style>
    <style:style style:name="gr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246cm" fo:min-width="1.1cm"/>
    </style:style>
    <style:style style:name="gr9" style:family="graphic" style:parent-style-name="standard">
      <style:graphic-properties draw:stroke="solid" draw:stroke-dash="Ultrafine_20_Dashed" svg:stroke-color="#000000" svg:stroke-opacity="100%" draw:fill-color="#ffffff" draw:opacity="100%" draw:opacity-name="Transparency_20_4" draw:textarea-horizontal-align="justify" draw:textarea-vertical-align="middle" draw:auto-grow-height="false" fo:min-height="5.15cm" fo:min-width="6cm"/>
    </style:style>
    <style:style style:name="gr10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4.35cm" fo:min-width="23.3cm"/>
    </style:style>
    <style:style style:name="gr11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5.35cm" fo:min-width="12.95cm"/>
    </style:style>
    <style:style style:name="gr12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65cm"/>
    </style:style>
    <style:style style:name="gr13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10.3cm"/>
    </style:style>
    <style:style style:name="gr14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4.55cm" fo:min-width="10.4cm"/>
    </style:style>
    <style:style style:name="gr15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10.2cm"/>
    </style:style>
    <style:style style:name="gr16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25.15cm" fo:min-width="12.95cm"/>
    </style:style>
    <style:style style:name="gr17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025cm"/>
    </style:style>
    <style:style style:name="gr18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2.5cm"/>
    </style:style>
    <style:style style:name="gr19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8cm"/>
    </style:style>
    <style:style style:name="gr20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5.025cm"/>
    </style:style>
    <style:style style:name="gr21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3.75cm" fo:min-width="10.4cm"/>
    </style:style>
    <style:style style:name="gr22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23.15cm" fo:min-width="19.675cm"/>
    </style:style>
    <style:style style:name="gr23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8.725cm"/>
    </style:style>
    <style:style style:name="gr24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7.413cm"/>
    </style:style>
    <style:style style:name="gr25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7.413cm"/>
    </style:style>
    <style:style style:name="gr26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45cm" fo:min-width="7.413cm"/>
    </style:style>
    <style:style style:name="gr27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45cm" fo:min-width="7.413cm"/>
    </style:style>
    <style:style style:name="gr28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0.95cm" fo:min-width="15.251cm"/>
    </style:style>
    <style:style style:name="gr29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6.25cm" fo:min-width="12.95cm"/>
    </style:style>
    <style:style style:name="gr30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7.975cm"/>
    </style:style>
    <style:style style:name="gr31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10cm"/>
    </style:style>
    <style:style style:name="gr32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15.3cm"/>
    </style:style>
    <style:style style:name="gr3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3.234cm" fo:min-width="22.5cm"/>
    </style:style>
    <style:style style:name="gr34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3cm" fo:min-width="4.777cm"/>
    </style:style>
    <style:style style:name="gr3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1cm" fo:min-width="4.768cm"/>
    </style:style>
    <style:style style:name="gr36" style:family="graphic" style:parent-style-name="objectwithoutfill">
      <style:graphic-properties draw:stroke="solid" draw:fill="none" draw:textarea-vertical-align="middle"/>
    </style:style>
    <style:style style:name="gr3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2.55cm" fo:min-width="3.9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  <style:text-properties fo:font-size="30pt" style:font-size-asian="30pt" style:font-size-complex="30pt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loext:graphic-properties draw:fill-color="#ffffff" draw:opacity="100%" draw:opacity-name="Transparency_20_4"/>
      <style:paragraph-properties fo:text-align="center"/>
    </style:style>
    <style:style style:name="P9" style:family="paragraph">
      <loext:graphic-properties draw:fill-color="#ffffff" draw:opacity="100%" draw:opacity-name="Transparency_20_4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ome" draw:style-name="dp1" draw:master-page-name="Default">
        <draw:custom-shape draw:style-name="gr1" draw:text-style-name="P2" draw:layer="layout" svg:width="4.6cm" svg:height="1.1cm" svg:x="4.6cm" svg:y="1.7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cm" svg:height="1.1cm" svg:x="10.5cm" svg:y="3.1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3.9cm" svg:height="8.5cm" svg:x="1cm" svg:y="6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custom-shape draw:style-name="gr5" draw:text-style-name="P7" draw:layer="layout" svg:width="11.1cm" svg:height="6.4cm" svg:x="2.4cm" svg:y="7cm">
          <text:p text:style-name="P6">About Text</text:p>
          <text:p text:style-name="P6">------------------------------------------------</text:p>
          <text:p text:style-name="P6">-----------------------------------------------</text:p>
          <text:p text:style-name="P6">--------------------------------------------------</text:p>
          <text:p text:style-name="P6">--------------------------------------------------</text:p>
          <text:p text:style-name="P6">-------------------------------------------------</text:p>
          <text:p text:style-name="P1">--------------------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5cm" svg:height="5.4cm" svg:x="2.8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13.9cm" svg:height="8.5cm" svg:x="14.8cm" svg:y="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8.7cm" svg:y1="14.5cm" svg:x2="14.8cm" svg:y2="6cm">
            <text:p/>
          </draw:line>
          <draw:line draw:style-name="gr4" draw:text-style-name="P5" draw:layer="layout" svg:x1="14.808cm" svg:y1="14.513cm" svg:x2="28.692cm" svg:y2="5.987cm">
            <text:p/>
          </draw:line>
        </draw:g>
        <draw:g>
          <draw:custom-shape draw:style-name="gr7" draw:text-style-name="P4" draw:layer="layout" svg:width="6.5cm" svg:height="5.384cm" svg:x="2.8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9.3cm" svg:y1="20.892cm" svg:x2="2.8cm" svg:y2="15.508cm">
            <text:p/>
          </draw:line>
          <draw:line draw:style-name="gr4" draw:text-style-name="P5" draw:layer="layout" svg:x1="2.804cm" svg:y1="20.9cm" svg:x2="9.297cm" svg:y2="15.5cm">
            <text:p/>
          </draw:line>
        </draw:g>
        <draw:g>
          <draw:custom-shape draw:style-name="gr7" draw:text-style-name="P4" draw:layer="layout" svg:width="6.5cm" svg:height="5.384cm" svg:x="11.5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8cm" svg:y1="20.892cm" svg:x2="11.5cm" svg:y2="15.508cm">
            <text:p/>
          </draw:line>
          <draw:line draw:style-name="gr4" draw:text-style-name="P5" draw:layer="layout" svg:x1="11.504cm" svg:y1="20.9cm" svg:x2="17.997cm" svg:y2="15.5cm">
            <text:p/>
          </draw:line>
        </draw:g>
        <draw:g>
          <draw:custom-shape draw:style-name="gr7" draw:text-style-name="P4" draw:layer="layout" svg:width="6.5cm" svg:height="5.384cm" svg:x="20.2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6.7cm" svg:y1="20.892cm" svg:x2="20.2cm" svg:y2="15.508cm">
            <text:p/>
          </draw:line>
          <draw:line draw:style-name="gr4" draw:text-style-name="P5" draw:layer="layout" svg:x1="20.204cm" svg:y1="20.9cm" svg:x2="26.697cm" svg:y2="15.5cm">
            <text:p/>
          </draw:line>
        </draw:g>
        <draw:custom-shape draw:style-name="gr6" draw:text-style-name="P4" draw:layer="layout" svg:width="6.5cm" svg:height="5.4cm" svg:x="11.5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5cm" svg:height="5.4cm" svg:x="20.2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</draw:page>
      <draw:page draw:name="Add To Site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custom-shape draw:style-name="gr9" draw:text-style-name="P8" draw:layer="layout" svg:width="6.5cm" svg:height="5.4cm" svg:x="2.8cm" svg:y="11.7cm">
          <text:p text:style-name="P1"><text:span text:style-name="T2">Travel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11.5cm" svg:y="11.7cm">
          <text:p text:style-name="P1"><text:span text:style-name="T2">Holiday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20.2cm" svg:y="11.7cm">
          <text:p text:style-name="P1"><text:span text:style-name="T2">Hotel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9" draw:text-style-name="P9" draw:layer="layout" svg:width="6.5cm" svg:height="5.4cm" svg:x="7.3cm" svg:y="18.7cm">
          <text:p text:style-name="P1"><text:span text:style-name="T2">City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5cm" svg:height="5.4cm" svg:x="16cm" svg:y="18.7cm">
          <text:p text:style-name="P1"><text:span text:style-name="T2">Country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3.8cm" svg:height="4.6cm" svg:x="2.95cm" svg:y="5.8cm">
          <text:p text:style-name="P6">Contribute to the site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Add Travel Agent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4" draw:layer="layout" svg:width="13.45cm" svg:height="15.6cm" svg:x="8.12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9cm">
            <text:p text:style-name="P1">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2.8cm">
            <text:p text:style-name="P1">Descrip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8.125cm" svg:y="6.7cm">
            <text:p text:style-name="P1">New Travel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0.8cm" svg:height="1.3cm" svg:x="9.375cm" svg:y="10.3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7" draw:layer="layout" svg:width="10.9cm" svg:height="4.8cm" svg:x="9.375cm" svg:y="14.1cm">
            <text:p text:style-name="P6">Text are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9.9cm">
            <text:p text:style-name="P1">Logo UR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10.7cm" svg:height="1.3cm" svg:x="9.375cm" svg:y="21.2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Add Hotel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g>
          <draw:custom-shape draw:style-name="gr16" draw:text-style-name="P4" draw:layer="layout" svg:width="13.45cm" svg:height="25.4cm" svg:x="8.12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9cm">
            <text:p text:style-name="P1">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4.4cm">
            <text:p text:style-name="P1">Descrip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8.125cm" svg:y="6.7cm">
            <text:p text:style-name="P1">New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0.8cm" svg:height="1.3cm" svg:x="9.375cm" svg:y="10.3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7" draw:layer="layout" svg:width="10.9cm" svg:height="4.8cm" svg:x="9.375cm" svg:y="15.7cm">
            <text:p text:style-name="P6">Text are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4" draw:layer="layout" svg:width="5.525cm" svg:height="1.3cm" svg:x="9.375cm" svg:y="21.5cm">
            <text:p text:style-name="P1">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4" draw:layer="layout" svg:width="3cm" svg:height="1.3cm" svg:x="9.375cm" svg:y="12.3cm">
            <text:p text:style-name="P1">Star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6.3cm" svg:height="1.3cm" svg:x="12.375cm" svg:y="12.3cm">
            <text:p text:style-name="P6">Radio buttons 1-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23.7cm">
            <text:p text:style-name="P1">Logo UR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10.7cm" svg:height="1.3cm" svg:x="9.375cm" svg:y="25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4" draw:layer="layout" svg:width="5.525cm" svg:height="1.3cm" svg:x="14.875cm" svg:y="21.5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10.9cm" svg:height="4cm" svg:x="9.375cm" svg:y="28.5cm">
            <text:p text:style-name="P1">Multiple check box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27.2cm">
            <text:p text:style-name="P1">Service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Add new holiday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g>
          <draw:custom-shape draw:style-name="gr22" draw:text-style-name="P4" draw:layer="layout" svg:width="20.175cm" svg:height="23.4cm" svg:x="4.763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4" draw:layer="layout" svg:width="9.225cm" svg:height="1.3cm" svg:x="4.763cm" svg:y="6.7cm">
            <text:p text:style-name="P1">New Holida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9.6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9.6cm">
            <text:p text:style-name="P1">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12.1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12.1cm">
            <text:p text:style-name="P1">Travel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14.6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14.6cm">
            <text:p text:style-name="P1">Cost Per Nigh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24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24cm">
            <text:p text:style-name="P1">Total night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7.913cm" svg:height="1.7cm" svg:x="14.925cm" svg:y="26.3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" draw:layer="layout" svg:width="7.913cm" svg:height="1.7cm" svg:x="6.975cm" svg:y="26.3cm">
            <text:p text:style-name="P1">Number of</text:p>
            <text:p text:style-name="P1">Available Dat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layer="layout" svg:width="15.751cm" svg:height="1.2cm" svg:x="6.975cm" svg:y="28.1cm">
            <text:p text:style-name="P1">----------------------------------------------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17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17cm">
            <text:p text:style-name="P1">Percentage Off With Dea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19.3cm">
            <text:p text:style-name="P1">Date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19.3cm">
            <text:p text:style-name="P1">Deal availability start dat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21.7cm">
            <text:p text:style-name="P1">Date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21.7cm">
            <text:p text:style-name="P1">Deal availability end dat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g>
          <draw:custom-shape draw:style-name="gr29" draw:text-style-name="P4" draw:layer="layout" svg:width="13.45cm" svg:height="16.5cm" svg:x="8.125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8.475cm" svg:height="1.3cm" svg:x="8.125cm" svg:y="11.4cm">
            <text:p text:style-name="P1">Available Dates of Holida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14.3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16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1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3.8cm" svg:height="4.6cm" svg:x="2.95cm" svg:y="5.8cm">
          <text:p text:style-name="P6">The Holiday has been added. Now select the dates it is available on.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15.8cm" svg:height="1.092cm" svg:x="7cm" svg:y="30.6cm">
          <text:p text:style-name="P1">Repeat for all travel agent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7" draw:text-style-name="P4" draw:layer="layout" svg:width="6.5cm" svg:height="5.384cm" svg:x="3.45cm" svg:y="6.308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9.95cm" svg:y1="11.692cm" svg:x2="3.45cm" svg:y2="6.308cm">
              <text:p/>
            </draw:line>
            <draw:line draw:style-name="gr4" draw:text-style-name="P5" draw:layer="layout" svg:x1="3.454cm" svg:y1="11.7cm" svg:x2="9.947cm" svg:y2="6.3cm">
              <text:p/>
            </draw:line>
          </draw:g>
          <draw:custom-shape draw:style-name="gr33" draw:text-style-name="P7" draw:layer="layout" svg:width="23cm" svg:height="3.484cm" svg:x="3.4cm" svg:y="12.316cm">
            <text:p text:style-name="P6">Travel agent name</text:p>
            <text:p text:style-name="P6">Description -------------------------------------------------------------------------------------------</text:p>
            <text:p text:style-name="P6">--------------------------------------------------------------------------------------------------------</text:p>
            <text:p text:style-name="P6">--------------------------------------------------------------------------------------------------------</text:p>
            <draw:enhanced-geometry svg:viewBox="0 0 21600 21600" draw:type="rectangle" draw:enhanced-path="M 0 0 L 21600 0 21600 21600 0 21600 0 0 Z N"/>
          </draw:custom-shape>
          <draw:custom-shape draw:style-name="gr34" draw:text-style-name="P4" draw:layer="layout" svg:width="5.277cm" svg:height="1.093cm" svg:x="15.25cm" svg:y="8.208cm">
            <text:p text:style-name="P1">All Holiday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5.268cm" svg:height="1.091cm" svg:x="15.25cm" svg:y="9.909cm">
            <text:p text:style-name="P1">By 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5.268cm" svg:height="1.091cm" svg:x="21.082cm" svg:y="8.2cm">
            <text:p text:style-name="P1">By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5.268cm" svg:height="1.091cm" svg:x="21.073cm" svg:y="9.909cm">
            <text:p text:style-name="P1">By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6" draw:text-style-name="P5" draw:layer="layout" svg:x1="1.95cm" svg:y1="17.1cm" svg:x2="27.75cm" svg:y2="17.1cm">
            <text:p/>
          </draw:line>
          <draw:custom-shape draw:style-name="gr32" draw:text-style-name="P4" draw:layer="layout" svg:width="15.8cm" svg:height="1.092cm" svg:x="10.55cm" svg:y="6.408cm">
            <text:p text:style-name="P1">View offers from &lt;agent name&gt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4" draw:layer="layout" svg:width="4.4cm" svg:height="2.8cm" svg:x="10.45cm" svg:y="8.2cm">
            <text:p text:style-name="P1">Deals</text:p>
            <text:p text:style-name="P1">Availabl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7" draw:text-style-name="P4" draw:layer="layout" svg:width="6.5cm" svg:height="5.384cm" svg:x="3.35cm" svg:y="18.308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9.85cm" svg:y1="23.692cm" svg:x2="3.35cm" svg:y2="18.308cm">
              <text:p/>
            </draw:line>
            <draw:line draw:style-name="gr4" draw:text-style-name="P5" draw:layer="layout" svg:x1="3.354cm" svg:y1="23.7cm" svg:x2="9.847cm" svg:y2="18.3cm">
              <text:p/>
            </draw:line>
          </draw:g>
          <draw:custom-shape draw:style-name="gr33" draw:text-style-name="P7" draw:layer="layout" svg:width="23cm" svg:height="3.484cm" svg:x="3.3cm" svg:y="24.316cm">
            <text:p text:style-name="P6">Travel agent name</text:p>
            <text:p text:style-name="P6">Description -------------------------------------------------------------------------------------------</text:p>
            <text:p text:style-name="P6">--------------------------------------------------------------------------------------------------------</text:p>
            <text:p text:style-name="P6">--------------------------------------------------------------------------------------------------------</text:p>
            <draw:enhanced-geometry svg:viewBox="0 0 21600 21600" draw:type="rectangle" draw:enhanced-path="M 0 0 L 21600 0 21600 21600 0 21600 0 0 Z N"/>
          </draw:custom-shape>
          <draw:custom-shape draw:style-name="gr34" draw:text-style-name="P4" draw:layer="layout" svg:width="5.277cm" svg:height="1.093cm" svg:x="15.15cm" svg:y="20.208cm">
            <text:p text:style-name="P1">All Holiday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5.268cm" svg:height="1.091cm" svg:x="15.15cm" svg:y="21.909cm">
            <text:p text:style-name="P1">By 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5.268cm" svg:height="1.091cm" svg:x="20.982cm" svg:y="20.2cm">
            <text:p text:style-name="P1">By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5.268cm" svg:height="1.091cm" svg:x="20.973cm" svg:y="21.909cm">
            <text:p text:style-name="P1">By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6" draw:text-style-name="P5" draw:layer="layout" svg:x1="1.85cm" svg:y1="29.1cm" svg:x2="27.65cm" svg:y2="29.1cm">
            <text:p/>
          </draw:line>
          <draw:custom-shape draw:style-name="gr32" draw:text-style-name="P4" draw:layer="layout" svg:width="15.8cm" svg:height="1.092cm" svg:x="10.45cm" svg:y="18.408cm">
            <text:p text:style-name="P1">View offers from &lt;agent name&gt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4" draw:layer="layout" svg:width="4.4cm" svg:height="2.8cm" svg:x="10.35cm" svg:y="20.2cm">
            <text:p text:style-name="P1">Deals</text:p>
            <text:p text:style-name="P1">Availabl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4" draw:display-name="Transparency 4" draw:style="ellipsoid" draw:cx="50%" draw:cy="50%" draw:start="100%" draw:end="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20:16:31.796780000</meta:creation-date>
    <dc:date>2017-06-17T08:33:05.591679000</dc:date>
    <meta:editing-duration>PT13H59M18S</meta:editing-duration>
    <meta:editing-cycles>41</meta:editing-cycles>
    <meta:generator>LibreOffice/5.2.6.2$MacOSX_X86_64 LibreOffice_project/a3100ed2409ebf1c212f5048fbe377c281438fdc</meta:generator>
    <meta:print-date>2017-06-15T20:49:22.054798000</meta:print-date>
    <meta:document-statistic meta:object-count="158"/>
  </office:meta>
</office:document-meta>
</file>